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00000009662023685BA465F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2f85" svg:stroke-opacity="100%" svg:stroke-linecap="butt" draw:fill="solid" draw:fill-color="#92d050" draw:opacity="100%" draw:textarea-horizontal-align="left" draw:textarea-vertical-align="top" draw:auto-grow-height="false" draw:auto-grow-width="false" fo:min-height="5.187cm" fo:min-width="16.533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00b050" svg:stroke-opacity="100%" svg:stroke-linecap="butt" draw:fill="none" draw:textarea-horizontal-align="center" draw:textarea-vertical-align="middle" draw:auto-grow-height="false" draw:auto-grow-width="false" fo:min-height="1.27cm" fo:min-width="7.40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svg:stroke-opacity="100%" svg:stroke-linecap="butt" draw:fill="solid" draw:fill-color="#6fb4ed" draw:opacity="100%" draw:textarea-horizontal-align="left" draw:textarea-vertical-align="middle" draw:auto-grow-height="false" draw:auto-grow-width="false" fo:min-height="1.209cm" fo:min-width="16.961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svg:stroke-opacity="100%" svg:stroke-linecap="butt" draw:fill="solid" draw:fill-color="#6fb4ed" draw:opacity="100%" draw:textarea-horizontal-align="left" draw:textarea-vertical-align="middle" draw:auto-grow-height="false" draw:auto-grow-width="false" fo:min-height="1.209cm" fo:min-width="16.96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solid" draw:fill-color="#00a249" draw:opacity="100%" draw:textarea-horizontal-align="center" draw:textarea-vertical-align="middle" draw:auto-grow-height="false" draw:auto-grow-width="false" fo:min-height="0.69cm" fo:min-width="1.555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b050" svg:stroke-opacity="100%" svg:stroke-linecap="butt" draw:fill="none" draw:textarea-horizontal-align="center" draw:textarea-vertical-align="middle" draw:auto-grow-height="false" draw:auto-grow-width="false" fo:min-height="1.261cm" fo:min-width="7.354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2f85" svg:stroke-opacity="100%" svg:stroke-linecap="butt" draw:fill="solid" draw:fill-color="#00a249" draw:opacity="100%" draw:textarea-horizontal-align="center" draw:textarea-vertical-align="middle" draw:auto-grow-height="false" draw:auto-grow-width="false" fo:min-height="0.69cm" fo:min-width="1.55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b050" svg:stroke-opacity="100%" svg:stroke-linecap="butt" draw:fill="none" draw:textarea-horizontal-align="center" draw:textarea-vertical-align="middle" draw:auto-grow-height="false" draw:auto-grow-width="false" fo:min-height="1.27cm" fo:min-width="9.571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solid" draw:fill-color="#3889c9" draw:opacity="100%" draw:textarea-horizontal-align="center" draw:textarea-vertical-align="middle" draw:auto-grow-height="false" draw:auto-grow-width="false" fo:min-height="0.69cm" fo:min-width="2.4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svg:stroke-opacity="100%" svg:stroke-linecap="butt" draw:fill="solid" draw:fill-color="#3889c9" draw:opacity="100%" draw:textarea-horizontal-align="center" draw:textarea-vertical-align="middle" draw:auto-grow-height="false" draw:auto-grow-width="false" fo:min-height="0.69cm" fo:min-width="2.4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fo:clip="rect(0cm, 0cm, 0cm, 0cm)" style:mirro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solid" draw:fill-color="#6fb4ed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solid" draw:fill-color="#00a249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solid" draw:fill-color="#3889c9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5" draw:style-name="gr1" draw:text-style-name="P2" draw:layer="layout" svg:width="17.629cm" svg:height="6.029cm" svg:x="1.711cm" svg:y="2.566cm">
          <text:p text:style-name="P1"><text:span text:style-name="T1">OpenCV library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3" draw:style-name="gr2" draw:text-style-name="P3" draw:layer="layout" svg:width="8.081cm" svg:height="1.688cm" svg:x="2.32cm" svg:y="3.682cm">
          <text:p/>
          <draw:enhanced-geometry svg:viewBox="0 0 21600 21600" draw:path-stretchpoint-x="10800" draw:path-stretchpoint-y="10800" draw:text-areas="?f3 ?f4 ?f5 ?f6" draw:mirror-horizontal="false" draw:mirror-vertical="false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3" draw:style-name="gr3" draw:text-style-name="P4" draw:layer="layout" svg:width="17.627cm" svg:height="1.621cm" svg:x="1.711cm" svg:y="0.92cm">
          <text:p text:style-name="P1"><text:span text:style-name="T1">Application softwar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4" draw:style-name="gr4" draw:text-style-name="P4" draw:layer="layout" svg:width="17.629cm" svg:height="1.621cm" svg:x="1.711cm" svg:y="8.619cm">
          <text:p text:style-name="P1"><text:span text:style-name="T1">Middleware</text:span></text:p>
          <text:p text:style-name="P1"><text:span text:style-name="T1">And</text:span></text:p>
          <text:p text:style-name="P1"><text:span text:style-name="T1">Driver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9" draw:style-name="gr5" draw:text-style-name="P6" draw:layer="layout" svg:width="2.165cm" svg:height="1.046cm" svg:x="11.195cm" svg:y="4.044cm">
          <text:p text:style-name="P5"><text:span text:style-name="T2">contrib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2" draw:style-name="gr5" draw:text-style-name="P6" draw:layer="layout" svg:width="2.165cm" svg:height="1.046cm" svg:x="7.694cm" svg:y="4.044cm">
          <text:p text:style-name="P5"><text:span text:style-name="T2">…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4" draw:style-name="gr6" draw:text-style-name="P3" draw:layer="layout" svg:width="8.026cm" svg:height="1.679cm" svg:x="10.671cm" svg:y="3.682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5" draw:style-name="gr5" draw:text-style-name="P6" draw:layer="layout" svg:width="2.165cm" svg:height="1.046cm" svg:x="5.976cm" svg:y="6.62cm">
          <text:p text:style-name="P5"><text:span text:style-name="T3">OCV</text:span></text:p>
          <text:p text:style-name="P5"><text:span text:style-name="T3">CPU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6" draw:style-name="gr5" draw:text-style-name="P6" draw:layer="layout" svg:width="2.165cm" svg:height="1.046cm" svg:x="8.337cm" svg:y="6.611cm">
          <text:p text:style-name="P5"><text:span text:style-name="T3">OCV</text:span></text:p>
          <text:p text:style-name="P5"><text:span text:style-name="T3">SIM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7" draw:style-name="gr5" draw:text-style-name="P6" draw:layer="layout" svg:width="2.165cm" svg:height="1.046cm" svg:x="10.696cm" svg:y="6.608cm">
          <text:p text:style-name="P5"><text:span text:style-name="T3">OpenCL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8" draw:style-name="gr7" draw:text-style-name="P6" draw:layer="layout" svg:width="2.165cm" svg:height="1.046cm" svg:x="13.064cm" svg:y="6.591cm">
          <text:p text:style-name="P5"><text:span text:style-name="T3">HAL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9" draw:style-name="gr8" draw:text-style-name="P3" draw:layer="layout" svg:width="10.243cm" svg:height="1.688cm" svg:x="5.42cm" svg:y="6.23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21" draw:style-name="gr9" draw:text-style-name="P7" draw:layer="layout" svg:width="3.09cm" svg:height="1.046cm" svg:x="7.413cm" svg:y="8.92cm">
          <text:p text:style-name="P5"><text:span text:style-name="T3">OpenCL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22" draw:style-name="gr10" draw:text-style-name="P7" draw:layer="layout" svg:width="3.09cm" svg:height="1.046cm" svg:x="10.762cm" svg:y="8.888cm">
          <text:p text:style-name="P5"><text:span text:style-name="T3">Graphics 2D</text:span></text:p>
          <text:p text:style-name="P5"><text:span text:style-name="T3">G2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27" draw:style-name="gr4" draw:text-style-name="P4" draw:layer="layout" svg:width="17.629cm" svg:height="1.621cm" svg:x="1.711cm" svg:y="10.24cm">
          <text:p text:style-name="P1"><text:span text:style-name="T1">Hardwar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29" draw:style-name="gr9" draw:text-style-name="P7" draw:layer="layout" svg:width="3.09cm" svg:height="1.046cm" svg:x="6.257cm" svg:y="10.571cm">
          <text:p text:style-name="P5"><text:span text:style-name="T3">Cortex-A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30" draw:style-name="gr9" draw:text-style-name="P7" draw:layer="layout" svg:width="3.09cm" svg:height="1.046cm" svg:x="9.577cm" svg:y="10.544cm">
          <text:p text:style-name="P5"><text:span text:style-name="T3">GPU3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31" draw:style-name="gr10" draw:text-style-name="P7" draw:layer="layout" svg:width="3.09cm" svg:height="1.046cm" svg:x="12.873cm" svg:y="10.515cm">
          <text:p text:style-name="P5"><text:span text:style-name="T3">GPU2D</text:span></text:p>
          <text:p text:style-name="P5"><text:span text:style-name="T4">gpu2d, pxp, dpu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32" draw:style-name="gr11" draw:text-style-name="P3" draw:layer="layout" svg:width="2.798cm" svg:height="0.753cm" svg:x="16.23cm" svg:y="3.049cm">
          <draw:text-box>
            <text:p text:style-name="P1"><text:span text:style-name="T1">Extra modules</text:span></text:p>
          </draw:text-box>
        </draw:frame>
        <draw:frame draw:name="TextBox 33" draw:style-name="gr11" draw:text-style-name="P3" draw:layer="layout" svg:width="2.798cm" svg:height="0.753cm" svg:x="9.678cm" svg:y="3.066cm">
          <draw:text-box>
            <text:p text:style-name="P1"><text:span text:style-name="T1">Core modules</text:span></text:p>
          </draw:text-box>
        </draw:frame>
        <draw:frame draw:name="TextBox 35" draw:style-name="gr11" draw:text-style-name="P3" draw:layer="layout" svg:width="5.38cm" svg:height="0.774cm" svg:x="10.639cm" svg:y="5.629cm">
          <draw:text-box>
            <text:p text:style-name="P1"><text:span text:style-name="T1">Implementations / backends</text:span></text:p>
          </draw:text-box>
        </draw:frame>
        <draw:frame draw:name="Picture 2" draw:style-name="gr12" draw:text-style-name="P8" draw:layer="layout" svg:width="1.525cm" svg:height="0.681cm" svg:x="6.497cm" svg:y="8.839cm">
          <draw:image xlink:href="Pictures/10000000000001500000009662023685BA465FCB.png" xlink:type="simple" xlink:show="embed" xlink:actuate="onLoad" loext:mime-type="image/png">
            <text:p/>
          </draw:image>
          <svg:desc>OpenCL - Wikipedia</svg:desc>
        </draw:frame>
        <draw:custom-shape draw:name="Rectangle: Rounded Corners 8_0" draw:style-name="gr5" draw:text-style-name="P6" draw:layer="layout" svg:width="2.165cm" svg:height="1.046cm" svg:x="5.292cm" svg:y="4.043cm">
          <text:p text:style-name="P5"><text:span text:style-name="T2">imgproc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11_0" draw:style-name="gr7" draw:text-style-name="P6" draw:layer="layout" svg:width="2.165cm" svg:height="1.046cm" svg:x="15.973cm" svg:y="4.045cm">
          <text:p text:style-name="P5"><text:span text:style-name="T2">imx2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9_0" draw:style-name="gr5" draw:text-style-name="P6" draw:layer="layout" svg:width="2.165cm" svg:height="1.046cm" svg:x="11.195cm" svg:y="4.045cm">
          <text:p text:style-name="P5"><text:span text:style-name="T2">contrib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9_1" draw:style-name="gr5" draw:text-style-name="P6" draw:layer="layout" svg:width="2.165cm" svg:height="1.046cm" svg:x="13.595cm" svg:y="4.045cm">
          <text:p text:style-name="P5"><text:span text:style-name="T2">...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: Rounded Corners 8_1" draw:style-name="gr5" draw:text-style-name="P6" draw:layer="layout" svg:width="2.165cm" svg:height="1.046cm" svg:x="2.891cm" svg:y="4.044cm">
          <text:p text:style-name="P5"><text:span text:style-name="T2">cor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1:31:09.655265072</meta:creation-date>
    <dc:date>2023-06-27T15:12:41.839364023</dc:date>
    <meta:editing-duration>PT45M11S</meta:editing-duration>
    <meta:editing-cycles>7</meta:editing-cycles>
    <meta:generator>LibreOffice/6.4.7.2$Linux_X86_64 LibreOffice_project/40$Build-2</meta:generator>
    <meta:document-statistic meta:object-count="27"/>
  </office:meta>
</office:document-meta>
</file>